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進捗状況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アセンブラ書いた</text:p>
                <text:list>
                  <text:list-item>
                    <text:p>opcodeなどはまだ変更あるかもしれない</text:p>
                  </text:list-item>
                </text:list>
              </text:list-item>
              <text:list-item>
                <text:p>シミュレータのデバッグ・機能追加</text:p>
                <text:list>
                  <text:list-item>
                    <text:p>8千万命令/sec.</text:p>
                  </text:list-item>
                  <text:list-item>
                    <text:p>ステップ実行・n命令毎に停止</text:p>
                  </text:list-item>
                  <text:list-item>
                    <text:p>レジスタの値表示</text:p>
                  </text:list-item>
                  <text:list-item>
                    <text:p>各命令の実行割合を表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今週やること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シミュレータに機能追加します</text:p>
                <text:list>
                  <text:list-item>
                    <text:p>メモリの値も（必要な部分だけ）表示させる</text:p>
                    <text:list>
                      <text:list-item>
                        <text:p>前の停止から変化が起きた分だけとか</text:p>
                      </text:list-item>
                    </text:list>
                  </text:list-item>
                  <text:list-item>
                    <text:p>ブレイクポイント</text:p>
                  </text:list-item>
                  <text:list-item>
                    <text:p>レジスタ・メモリの中身書き換え</text:p>
                  </text:list-item>
                  <text:list-item>
                    <text:p>ある条件を満たしたら一時停止</text:p>
                    <text:list>
                      <text:list-item>
                        <text:p>レジスタの値がxになったら</text:p>
                      </text:list-item>
                      <text:list-item>
                        <text:p>レジスタに値が書き込まれたら/読まれたら</text:p>
                      </text:list-item>
                    </text:list>
                  </text:list-item>
                  <text:list-item>
                    <text:p text:style-name="P1">など思いついたものを実装してみ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may </meta:initial-creator>
    <meta:creation-date>2012-10-15T08:27:16</meta:creation-date>
    <meta:editing-duration>PT16M5S</meta:editing-duration>
    <meta:editing-cycles>3</meta:editing-cycles>
    <dc:date>2012-10-15T14:04:15</dc:date>
    <meta:generator>LibreOffice/3.4$Linux LibreOffice_project/340m1$Build-402</meta:generator>
    <meta:document-statistic meta:object-count="29"/>
  </office:meta>
</office:document-meta>
</file>